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38cm" svg:height="6.401cm" svg:x="36.372cm" svg:y="0.93cm">
            <draw:object draw:notify-on-update-of-ranges="Sheet1.A1:Sheet1.A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39cm" svg:height="5.478cm" svg:x="26.323cm" svg:y="1.693cm">
            <draw:object draw:notify-on-update-of-ranges="Sheet1.B1:Sheet1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719cm" svg:height="5.578cm" svg:x="15.419cm" svg:y="1.434cm">
            <draw:object draw:notify-on-update-of-ranges="Sheet1.C1:Sheet1.C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06cm" svg:height="6.401cm" svg:x="12.418cm" svg:y="7.756cm">
            <draw:object draw:notify-on-update-of-ranges="Sheet1.A22:Sheet1.A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113cm" svg:height="6.003cm" svg:x="22.991cm" svg:y="8.075cm">
            <draw:object draw:notify-on-update-of-ranges="Sheet1.B22:Sheet1.B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233cm" svg:height="5.604cm" svg:x="35.353cm" svg:y="8.128cm">
            <draw:object draw:notify-on-update-of-ranges="Sheet1.C22:Sheet1.C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664cm" svg:height="5.418cm" svg:x="8.701cm" svg:y="15.459cm">
            <draw:object draw:notify-on-update-of-ranges="Sheet1.A35:Sheet1.A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16cm" svg:height="4.835cm" svg:x="21.394cm" svg:y="15.857cm">
            <draw:object draw:notify-on-update-of-ranges="Sheet1.B35:Sheet1.B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8.728cm" svg:height="6.216cm" svg:x="34.72cm" svg:y="15.751cm">
            <draw:object draw:notify-on-update-of-ranges="Sheet1.C35:Sheet1.C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.802cm" svg:height="5.924cm" svg:x="8.563cm" svg:y="24.038cm">
            <draw:object draw:notify-on-update-of-ranges="Sheet1.A54:Sheet1.A5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9.499cm" svg:height="6.428cm" svg:x="21.394cm" svg:y="23.879cm">
            <draw:object draw:notify-on-update-of-ranges="Sheet1.B54:Sheet1.B5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9.416cm" svg:height="6.003cm" svg:x="33.288cm" svg:y="23.48cm">
            <draw:object draw:notify-on-update-of-ranges="Sheet1.C54:Sheet1.C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0.00857143" calcext:value-type="float">
            <text:p>0.00857143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" calcext:value-type="float">
            <text:p>0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.00987306" calcext:value-type="float">
            <text:p>0.00987306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0.0201342" calcext:value-type="float">
            <text:p>0.0201342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.00421941" calcext:value-type="float">
            <text:p>0.00421941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6.544" calcext:value-type="float">
            <text:p>6.544</text:p>
          </table:table-cell>
          <table:table-cell office:value-type="float" office:value="0.0180072" calcext:value-type="float">
            <text:p>0.0180072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5.984" calcext:value-type="float">
            <text:p>5.984</text:p>
          </table:table-cell>
          <table:table-cell office:value-type="float" office:value="0.00927152" calcext:value-type="float">
            <text:p>0.00927152</text:p>
          </table:table-cell>
          <table:table-cell office:value-type="float" office:value="7492" calcext:value-type="float">
            <text:p>7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0:52:09.885686360</meta:creation-date>
    <dc:date>2022-11-14T11:56:43.980726332</dc:date>
    <meta:editing-duration>PT3M31S</meta:editing-duration>
    <meta:editing-cycles>1</meta:editing-cycles>
    <meta:document-statistic meta:table-count="1" meta:cell-count="36" meta:object-count="1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9cm" svg:height="6.402cm" xlink:href=".." xlink:type="simple" chart:class="chart:line" chart:style-name="ch1">
        <chart:legend chart:legend-position="end" svg:x="7.887cm" svg:y="2.902cm" style:legend-expansion="high" chart:style-name="ch2"/>
        <chart:plot-area chart:style-name="ch3" table:cell-range-address="Sheet1.A1:Sheet1.A3" svg:x="1.225cm" svg:y="0.128cm" svg:width="6.448cm" svg:height="5.165cm">
          <chartooo:coordinate-region svg:x="1.661cm" svg:y="0.327cm" svg:width="5.918cm" svg:height="4.319cm"/>
          <chart:axis chart:dimension="x" chart:name="primary-x" chart:style-name="ch4">
            <chart:title svg:x="4.087cm" svg:y="5.421cm" chart:style-name="ch5">
              <text:p>time</text:p>
            </chart:title>
          </chart:axis>
          <chart:axis chart:dimension="y" chart:name="primary-y" chart:style-name="ch4">
            <chart:title svg:x="0.451cm" svg:y="3.548cm" chart:style-name="ch6">
              <text:p>throughput</text:p>
            </chart:title>
            <chart:grid chart:style-name="ch7" chart:class="major"/>
          </chart:axis>
          <chart:series chart:style-name="ch8" chart:values-cell-range-address="Sheet1.A1:Sheet1.A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2">
                <text:p>5.552</text:p>
                <draw:g>
                  <svg:desc>Sheet1.A1:Sheet1.A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6">
                <text:p>1.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03cm" svg:height="5.925cm" xlink:href=".." xlink:type="simple" chart:class="chart:line" chart:style-name="ch1">
        <chart:legend chart:legend-position="end" svg:x="6.951cm" svg:y="2.663cm" style:legend-expansion="high" chart:style-name="ch2"/>
        <chart:plot-area chart:style-name="ch3" table:cell-range-address="Sheet1.A54:Sheet1.A56" svg:x="1.207cm" svg:y="0.118cm" svg:width="5.548cm" svg:height="4.708cm">
          <chartooo:coordinate-region svg:x="1.643cm" svg:y="0.317cm" svg:width="5.018cm" svg:height="3.862cm"/>
          <chart:axis chart:dimension="x" chart:name="primary-x" chart:style-name="ch4">
            <chart:title svg:x="3.474cm" svg:y="4.944cm" chart:style-name="ch5">
              <text:p>nodes</text:p>
            </chart:title>
          </chart:axis>
          <chart:axis chart:dimension="y" chart:name="primary-y" chart:style-name="ch4">
            <chart:title svg:x="0.451cm" svg:y="3.31cm" chart:style-name="ch6">
              <text:p>throughput</text:p>
            </chart:title>
            <chart:grid chart:style-name="ch7" chart:class="major"/>
          </chart:axis>
          <chart:series chart:style-name="ch8" chart:values-cell-range-address="Sheet1.A54:Sheet1.A5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16">
                <text:p>8.016</text:p>
                <draw:g>
                  <svg:desc>Sheet1.A54:Sheet1.A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44">
                <text:p>6.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84">
                <text:p>5.9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cm" svg:height="6.429cm" xlink:href=".." xlink:type="simple" chart:class="chart:line" chart:style-name="ch1">
        <chart:legend chart:legend-position="end" svg:x="6.648cm" svg:y="2.915cm" style:legend-expansion="high" chart:style-name="ch2"/>
        <chart:plot-area chart:style-name="ch3" table:cell-range-address="Sheet1.B54:Sheet1.B56" svg:x="1.201cm" svg:y="0.128cm" svg:width="5.257cm" svg:height="5.192cm">
          <chartooo:coordinate-region svg:x="2.299cm" svg:y="0.327cm" svg:width="4.066cm" svg:height="4.346cm"/>
          <chart:axis chart:dimension="x" chart:name="primary-x" chart:style-name="ch4">
            <chart:title svg:x="3.322cm" svg:y="5.448cm" chart:style-name="ch5">
              <text:p>nodes</text:p>
            </chart:title>
          </chart:axis>
          <chart:axis chart:dimension="y" chart:name="primary-y" chart:style-name="ch4">
            <chart:title svg:x="0.451cm" svg:y="2.966cm" chart:style-name="ch6">
              <text:p>plr</text:p>
            </chart:title>
            <chart:grid chart:style-name="ch7" chart:class="major"/>
          </chart:axis>
          <chart:series chart:style-name="ch8" chart:values-cell-range-address="Sheet1.B54:Sheet1.B5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4:Sheet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072">
                <text:p>0.018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27152">
                <text:p>0.009271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17cm" svg:height="6.004cm" xlink:href=".." xlink:type="simple" chart:class="chart:line" chart:style-name="ch1">
        <chart:legend chart:legend-position="end" svg:x="6.565cm" svg:y="2.703cm" style:legend-expansion="high" chart:style-name="ch2"/>
        <chart:plot-area chart:style-name="ch3" table:cell-range-address="Sheet1.C54:Sheet1.C56" svg:x="1.199cm" svg:y="0.12cm" svg:width="5.178cm" svg:height="4.783cm">
          <chartooo:coordinate-region svg:x="2.191cm" svg:y="0.32cm" svg:width="4.092cm" svg:height="3.936cm"/>
          <chart:axis chart:dimension="x" chart:name="primary-x" chart:style-name="ch4">
            <chart:title svg:x="3.281cm" svg:y="5.023cm" chart:style-name="ch5">
              <text:p>nodes</text:p>
            </chart:title>
          </chart:axis>
          <chart:axis chart:dimension="y" chart:name="primary-y" chart:style-name="ch4">
            <chart:title svg:x="0.451cm" svg:y="3.256cm" chart:style-name="ch6">
              <text:p>overhead</text:p>
            </chart:title>
            <chart:grid chart:style-name="ch7" chart:class="major"/>
          </chart:axis>
          <chart:series chart:style-name="ch8" chart:values-cell-range-address="Sheet1.C54:Sheet1.C5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0">
                <text:p>1180</text:p>
                <draw:g>
                  <svg:desc>Sheet1.C54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2">
                <text:p>74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4cm" svg:height="5.479cm" xlink:href=".." xlink:type="simple" chart:class="chart:line" chart:style-name="ch1">
        <chart:legend chart:legend-position="end" svg:x="6.888cm" svg:y="2.44cm" style:legend-expansion="high" chart:style-name="ch2"/>
        <chart:plot-area chart:style-name="ch3" table:cell-range-address="Sheet1.B1:Sheet1.B3" svg:x="1.205cm" svg:y="0.109cm" svg:width="5.489cm" svg:height="4.28cm">
          <chartooo:coordinate-region svg:x="2.303cm" svg:y="0.308cm" svg:width="4.297cm" svg:height="3.434cm"/>
          <chart:axis chart:dimension="x" chart:name="primary-x" chart:style-name="ch4">
            <chart:title svg:x="3.587cm" svg:y="4.498cm" chart:style-name="ch5">
              <text:p>time</text:p>
            </chart:title>
          </chart:axis>
          <chart:axis chart:dimension="y" chart:name="primary-y" chart:style-name="ch4">
            <chart:title svg:x="0.451cm" svg:y="2.491cm" chart:style-name="ch6">
              <text:p>plr</text:p>
            </chart:title>
            <chart:grid chart:style-name="ch7" chart:class="major"/>
          </chart:axis>
          <chart:series chart:style-name="ch8" chart:values-cell-range-address="Sheet1.B1:Sheet1.B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57143">
                <text:p>0.00857143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cm" svg:height="5.579cm" xlink:href=".." xlink:type="simple" chart:class="chart:line" chart:style-name="ch1">
        <chart:legend chart:legend-position="end" svg:x="6.868cm" svg:y="2.49cm" style:legend-expansion="high" chart:style-name="ch2"/>
        <chart:plot-area chart:style-name="ch3" table:cell-range-address="Sheet1.C1:Sheet1.C3" svg:x="0.194cm" svg:y="0.111cm" svg:width="6.48cm" svg:height="4.376cm">
          <chartooo:coordinate-region svg:x="1.371cm" svg:y="0.31cm" svg:width="5.209cm" svg:height="3.53cm"/>
          <chart:axis chart:dimension="x" chart:name="primary-x" chart:style-name="ch4">
            <chart:title svg:x="3.072cm" svg:y="4.598cm" chart:style-name="ch5">
              <text:p>tim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1:Sheet1.C3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36">
                <text:p>6536</text:p>
                <draw:g>
                  <svg:desc>Sheet1.C1:Sheet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8">
                <text:p>7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307cm" svg:height="6.402cm" xlink:href=".." xlink:type="simple" chart:class="chart:line" chart:style-name="ch1">
        <chart:legend chart:legend-position="end" svg:x="6.455cm" svg:y="2.902cm" style:legend-expansion="high" chart:style-name="ch2"/>
        <chart:plot-area chart:style-name="ch3" table:cell-range-address="Sheet1.A22:Sheet1.A24" svg:x="1.197cm" svg:y="0.128cm" svg:width="5.072cm" svg:height="5.165cm">
          <chartooo:coordinate-region svg:x="1.633cm" svg:y="0.327cm" svg:width="4.542cm" svg:height="4.319cm"/>
          <chart:axis chart:dimension="x" chart:name="primary-x" chart:style-name="ch4">
            <chart:title svg:x="3.371cm" svg:y="5.421cm" chart:style-name="ch5">
              <text:p>time</text:p>
            </chart:title>
          </chart:axis>
          <chart:axis chart:dimension="y" chart:name="primary-y" chart:style-name="ch4">
            <chart:title svg:x="0.451cm" svg:y="3.548cm" chart:style-name="ch6">
              <text:p>throughput</text:p>
            </chart:title>
            <chart:grid chart:style-name="ch7" chart:class="major"/>
          </chart:axis>
          <chart:series chart:style-name="ch8" chart:values-cell-range-address="Sheet1.A22:Sheet1.A2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8">
                <text:p>6.48</text:p>
                <draw:g>
                  <svg:desc>Sheet1.A22:Sheet1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16">
                <text:p>5.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12">
                <text:p>6.9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14cm" svg:height="6.004cm" xlink:href=".." xlink:type="simple" chart:class="chart:line" chart:style-name="ch1">
        <chart:legend chart:legend-position="end" svg:x="6.262cm" svg:y="2.703cm" style:legend-expansion="high" chart:style-name="ch2"/>
        <chart:plot-area chart:style-name="ch3" table:cell-range-address="Sheet1.B22:Sheet1.B24" svg:x="1.193cm" svg:y="0.12cm" svg:width="4.887cm" svg:height="4.783cm">
          <chartooo:coordinate-region svg:x="2.291cm" svg:y="0.319cm" svg:width="3.695cm" svg:height="3.937cm"/>
          <chart:axis chart:dimension="x" chart:name="primary-x" chart:style-name="ch4">
            <chart:title svg:x="3.129cm" svg:y="5.023cm" chart:style-name="ch5">
              <text:p>nodes</text:p>
            </chart:title>
          </chart:axis>
          <chart:axis chart:dimension="y" chart:name="primary-y" chart:style-name="ch4">
            <chart:title svg:x="0.451cm" svg:y="2.753cm" chart:style-name="ch6">
              <text:p>plr</text:p>
            </chart:title>
            <chart:grid chart:style-name="ch7" chart:class="major"/>
          </chart:axis>
          <chart:series chart:style-name="ch8" chart:values-cell-range-address="Sheet1.B22:Sheet1.B2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3705">
                <text:p>0.0193705</text:p>
                <draw:g>
                  <svg:desc>Sheet1.B22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7306">
                <text:p>0.00987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1818">
                <text:p>0.0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34cm" svg:height="5.605cm" xlink:href=".." xlink:type="simple" chart:class="chart:line" chart:style-name="ch1">
        <chart:legend chart:legend-position="end" svg:x="5.382cm" svg:y="2.503cm" style:legend-expansion="high" chart:style-name="ch2"/>
        <chart:plot-area chart:style-name="ch3" table:cell-range-address="Sheet1.C22:Sheet1.C24" svg:x="1.175cm" svg:y="0.112cm" svg:width="4.043cm" svg:height="4.4cm">
          <chartooo:coordinate-region svg:x="2.167cm" svg:y="0.312cm" svg:width="2.957cm" svg:height="3.553cm"/>
          <chart:axis chart:dimension="x" chart:name="primary-x" chart:style-name="ch4">
            <chart:title svg:x="2.689cm" svg:y="4.624cm" chart:style-name="ch5">
              <text:p>nodes</text:p>
            </chart:title>
          </chart:axis>
          <chart:axis chart:dimension="y" chart:name="primary-y" chart:style-name="ch4">
            <chart:title svg:x="0.451cm" svg:y="3.057cm" chart:style-name="ch6">
              <text:p>overhead</text:p>
            </chart:title>
            <chart:grid chart:style-name="ch7" chart:class="major"/>
          </chart:axis>
          <chart:series chart:style-name="ch8" chart:values-cell-range-address="Sheet1.C22:Sheet1.C2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6">
                <text:p>4326</text:p>
                <draw:g>
                  <svg:desc>Sheet1.C2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">
                <text:p>47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65cm" svg:height="5.419cm" xlink:href=".." xlink:type="simple" chart:class="chart:line" chart:style-name="ch1">
        <chart:legend chart:legend-position="end" svg:x="6.813cm" svg:y="2.41cm" style:legend-expansion="high" chart:style-name="ch2"/>
        <chart:plot-area chart:style-name="ch3" table:cell-range-address="Sheet1.A35:Sheet1.A37" svg:x="1.204cm" svg:y="0.108cm" svg:width="5.416cm" svg:height="4.222cm">
          <chartooo:coordinate-region svg:x="1.64cm" svg:y="0.307cm" svg:width="4.886cm" svg:height="3.376cm"/>
          <chart:axis chart:dimension="x" chart:name="primary-x" chart:style-name="ch4">
            <chart:title svg:x="3.405cm" svg:y="4.438cm" chart:style-name="ch5">
              <text:p>nodes</text:p>
            </chart:title>
          </chart:axis>
          <chart:axis chart:dimension="y" chart:name="primary-y" chart:style-name="ch4">
            <chart:title svg:x="0.451cm" svg:y="3.057cm" chart:style-name="ch6">
              <text:p>throughput</text:p>
            </chart:title>
            <chart:grid chart:style-name="ch7" chart:class="major"/>
          </chart:axis>
          <chart:series chart:style-name="ch8" chart:values-cell-range-address="Sheet1.A35:Sheet1.A3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08">
                <text:p>7.008</text:p>
                <draw:g>
                  <svg:desc>Sheet1.A35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">
                <text:p>2.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4.836cm" xlink:href=".." xlink:type="simple" chart:class="chart:line" chart:style-name="ch1">
        <chart:legend chart:legend-position="end" svg:x="7.309cm" svg:y="2.119cm" style:legend-expansion="high" chart:style-name="ch2"/>
        <chart:plot-area chart:style-name="ch3" table:cell-range-address="Sheet1.B35:Sheet1.B37" svg:x="1.214cm" svg:y="0.096cm" svg:width="5.892cm" svg:height="3.663cm">
          <chartooo:coordinate-region svg:x="2.312cm" svg:y="0.295cm" svg:width="4.7cm" svg:height="2.817cm"/>
          <chart:axis chart:dimension="x" chart:name="primary-x" chart:style-name="ch4">
            <chart:title svg:x="3.653cm" svg:y="3.855cm" chart:style-name="ch5">
              <text:p>nodes</text:p>
            </chart:title>
          </chart:axis>
          <chart:axis chart:dimension="y" chart:name="primary-y" chart:style-name="ch4">
            <chart:title svg:x="0.451cm" svg:y="2.169cm" chart:style-name="ch6">
              <text:p>plr</text:p>
            </chart:title>
            <chart:grid chart:style-name="ch7" chart:class="major"/>
          </chart:axis>
          <chart:series chart:style-name="ch8" chart:values-cell-range-address="Sheet1.B35:Sheet1.B3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1342">
                <text:p>0.0201342</text:p>
                <draw:g>
                  <svg:desc>Sheet1.B35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1941">
                <text:p>0.00421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29cm" svg:height="6.217cm" xlink:href=".." xlink:type="simple" chart:class="chart:line" chart:style-name="ch1">
        <chart:legend chart:legend-position="end" svg:x="5.877cm" svg:y="2.809cm" style:legend-expansion="high" chart:style-name="ch2"/>
        <chart:plot-area chart:style-name="ch3" table:cell-range-address="Sheet1.C35:Sheet1.C37" svg:x="1.185cm" svg:y="0.124cm" svg:width="4.518cm" svg:height="4.988cm">
          <chartooo:coordinate-region svg:x="2.362cm" svg:y="0.323cm" svg:width="3.247cm" svg:height="4.142cm"/>
          <chart:axis chart:dimension="x" chart:name="primary-x" chart:style-name="ch4">
            <chart:title svg:x="2.937cm" svg:y="5.236cm" chart:style-name="ch5">
              <text:p>nodes</text:p>
            </chart:title>
          </chart:axis>
          <chart:axis chart:dimension="y" chart:name="primary-y" chart:style-name="ch4">
            <chart:title svg:x="0.451cm" svg:y="3.363cm" chart:style-name="ch6">
              <text:p>overhead</text:p>
            </chart:title>
            <chart:grid chart:style-name="ch7" chart:class="major"/>
          </chart:axis>
          <chart:series chart:style-name="ch8" chart:values-cell-range-address="Sheet1.C35:Sheet1.C3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8">
                <text:p>2918</text:p>
                <draw:g>
                  <svg:desc>Sheet1.C35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0">
                <text:p>83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